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08_09-46-09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4-08_03-59-51_000.jpg</text:p>
          </table:table-cell>
          <table:table-cell table:style-name="ce26" office:value-type="string">
            <text:p>:m :PHOTO 寝た時刻 / 2023 / オナニー、未了、duration=1.5時間ぐらい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:PHOTO 寝た時刻 / 2023 / オナニー、未了、duration=1.5時間ぐらい,other=~">
            <text:p>:m :PHOTO 寝た時刻 / 2023 / オナニー、未了、duration=1.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3-04-07_21-15-1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0" office:value-type="string">
            <text:p>2023-04-08_14-04-0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8" office:value-type="string">
            <text:p>2023-04-08_12-40-21_000.jpg</text:p>
          </table:table-cell>
          <table:table-cell table:style-name="ce26" office:value-type="string">
            <text:p>:PHOTO 記録 / subject=シェーバー：剃りくず：溜まり具合 / location=本体：回転部：底部 / content=~,for=~,other=剃った後</text:p>
          </table:table-cell>
          <table:table-cell table:style-name="ce26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PHOTO 記録 / subject=シェーバー：剃りくず：溜まり具合 / location=本体：回転部：底部 / content=~,for=~,other=剃った後">
            <text:p>:PHOTO 記録 / subject=シェーバー：剃りくず：溜まり具合 / location=本体：回転部：底部 / content=~,for=~,other=剃った後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4-08_12-33-06_000.jpg</text:p>
          </table:table-cell>
          <table:table-cell table:style-name="ce26" office:value-type="string">
            <text:p>:PHOTO 記録 / subject=シェーバー：剃りくず：溜まり具合 / location=本体：回転部：底部 / content=~,for=~,other=剃る前</text:p>
          </table:table-cell>
          <table:table-cell table:style-name="ce26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PHOTO 記録 / subject=シェーバー：剃りくず：溜まり具合 / location=本体：回転部：底部 / content=~,for=~,other=剃る前">
            <text:p>:PHOTO 記録 / subject=シェーバー：剃りくず：溜まり具合 / location=本体：回転部：底部 / content=~,for=~,other=剃る前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4-08_01-05-48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4-08_01-05-55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</text:p>
          </table:table-cell>
          <table:table-cell table:style-name="ce28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,id=2023-04-07_01-20-25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4-08_01-06-00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傾け。,id=2023-04-07_01-20-25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傾け。,id=2023-04-07_01-20-25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,occasion=経過観察。傾け。,id=2023-04-07_01-20-25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4-08_09-56-1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8" office:value-type="string">
            <text:p>2023-04-08_12-28-00_000.jpg</text:p>
          </table:table-cell>
          <table:table-cell table:style-name="ce26" office:value-type="string">
            <text:p>:m #*# RES / JVEMV6 64#92_shokyou / 『書経』 著者=~,校注=~ / p.??(「堯典」) / w=~,topic=~,publisher=明治書院：新釈漢文大系,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m #*# RES / JVEMV6 64#92_shokyou / 『書経』 著者=~,校注=~ / p.??(「堯典」) / w=~,topic=~,publisher=明治書院：新釈漢文大系,other=~">
            <text:p>:m #*# RES / JVEMV6 64#92_shokyou / 『書経』 著者=~,校注=~ / p.??(「堯典」) / w=~,topic=~,publisher=明治書院：新釈漢文大系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4-08_12-29-43_000.jpg</text:p>
          </table:table-cell>
          <table:table-cell table:style-name="ce26" office:value-type="string">
            <text:p>:m #*# RES / free / res-id=8AT2 / theme=math:べき乗：微分 / genre=~,content=~,w=~ / session-number=~ / doc=~,other=q+:q-id.QU7K;q+:q-id.XJ9M;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m #*# RES / free / res-id=8AT2 / theme=math:べき乗：微分 / genre=~,content=~,w=~ / session-number=~ / doc=~,other=q+:q-id.QU7K;q+:q-id.XJ9M;">
            <text:p>:m #*# RES / free / res-id=8AT2 / theme=math:べき乗：微分 / genre=~,content=~,w=~ / session-number=~ / doc=~,other=q+:q-id.QU7K;q+:q-id.XJ9M;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4-08_12-29-57_000.jpg</text:p>
          </table:table-cell>
          <table:table-cell table:style-name="ce26" office:value-type="string">
            <text:p>:tome / (lang=ja) / topic=~ / content=個々の、数学、物理、テーマ、質問。から、徐々に、構築して行こう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4]=&quot;&quot;;[.C16];CONCATENATE([.C16];&quot; / &quot;;[.E14]))" office:value-type="string" office:string-value=":m #*# RES / free# S87DP9 記事読み / id=BEUM(browser=yan) / media=ya / theme=韓国：麻薬配布：事件,content=~,w=~ / genre=~ / other=~">
            <text:p>:m #*# RES / free# S87DP9 記事読み / id=BEUM(browser=yan) / media=ya / theme=韓国：麻薬配布：事件,content=~,w=~ / genre=~ / 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4-08_15-21-31_000.jpg</text:p>
          </table:table-cell>
          <table:table-cell table:style-name="ce26" office:value-type="string">
            <text:p>:m #*# RES / free# S87DP9 記事読み / id=13T4(browser=yan) / media=ya / theme=マイナンバー；別人分：発行,content=~,w=~ / genre=~ / other=~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5]=&quot;&quot;;[.C15];CONCATENATE([.C15];&quot; / &quot;;[.E15]))" office:value-type="string" office:string-value=":m #*# RES / free# S87DP9 記事読み / id=13T4(browser=yan) / media=ya / theme=マイナンバー；別人分：発行,content=~,w=~ / genre=~ / other=~">
            <text:p>:m #*# RES / free# S87DP9 記事読み / id=13T4(browser=yan) / media=ya / theme=マイナンバー；別人分：発行,content=~,w=~ / genre=~ / 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0" office:value-type="string">
            <text:p>2023-04-08_15-50-04_000.jpg</text:p>
          </table:table-cell>
          <table:table-cell table:style-name="ce26" office:value-type="string">
            <text:p>:m #*# RES / free# S87DP9 記事読み / id=BEUM(browser=yan) / media=ya / theme=韓国：麻薬配布：事件,content=~,w=~ / genre=~ / 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16];[.K16])" office:value-type="string" office:string-value="jpg">
            <text:p>jpg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3-04-08_16-30-20_000.jpg</text:p>
          </table:table-cell>
          <table:table-cell table:style-name="ce26" office:value-type="string">
            <text:p>:m #*# RES / JVEMV6 64#266_mushuukyoo_shimada / 『無宗教こそ日本人の宗教である』 著者=島田裕巳,校注=~ / p.84 / w=,topic=~,publisher=~,other=QQQ;list+:神道、各派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7]=&quot;&quot;;[.C17];CONCATENATE([.C17];&quot; / &quot;;[.E17]))" office:value-type="string" office:string-value=":m #*# RES / JVEMV6 64#266_mushuukyoo_shimada / 『無宗教こそ日本人の宗教である』 著者=島田裕巳,校注=~ / p.84 / w=,topic=~,publisher=~,other=QQQ;list+:神道、各派">
            <text:p>:m #*# RES / JVEMV6 64#266_mushuukyoo_shimada / 『無宗教こそ日本人の宗教である』 著者=島田裕巳,校注=~ / p.84 / w=,topic=~,publisher=~,other=QQQ;list+:神道、各派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1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3-04-08_16-55-49_000.jpg</text:p>
          </table:table-cell>
          <table:table-cell table:style-name="ce26" office:value-type="string">
            <text:p>:m 1*1 / read-docs / theme=習近平(xijinping)：講話,content=人大,w=； / genre=~ / other=~, doc-id=P7GO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string" office:string-value=":m 1*1 / read-docs / theme=習近平(xijinping)：講話,content=人大,w=； / genre=~ / other=~, doc-id=P7GO">
            <text:p>:m 1*1 / read-docs / theme=習近平(xijinping)：講話,content=人大,w=； / genre=~ / other=~, doc-id=P7GO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1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8" office:value-type="string">
            <text:p>2023-04-08_17-35-46_000.jpg</text:p>
          </table:table-cell>
          <table:table-cell table:style-name="ce26" office:value-type="string">
            <text:p>:m #*# RES / JVEMV6 64#254_hukanzen / 『不完全性定理とはなにか』 著者=竹内薫,校注=~ / p.115 / w=ゲーデル数,topic=ステップ：ゲーデルの証明,publisher=~,other=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string" office:string-value=":m #*# RES / JVEMV6 64#254_hukanzen / 『不完全性定理とはなにか』 著者=竹内薫,校注=~ / p.115 / w=ゲーデル数,topic=ステップ：ゲーデルの証明,publisher=~,other=">
            <text:p>:m #*# RES / JVEMV6 64#254_hukanzen / 『不完全性定理とはなにか』 著者=竹内薫,校注=~ / p.115 / w=ゲーデル数,topic=ステップ：ゲーデルの証明,publisher=~,other=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1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0" office:value-type="string">
            <text:p>2023-04-08_17-55-43_000.jpg</text:p>
          </table:table-cell>
          <table:table-cell table:style-name="ce33" office:value-type="string">
            <text:p>:PHOTO 記録 / 文書：コレポン / #*# / about=予約願い,with=山下歯科,content=~,other=前歯：上あご：真ん中から、２番目 / N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string" office:string-value=":PHOTO 記録 / 文書：コレポン / #*# / about=予約願い,with=山下歯科,content=~,other=前歯：上あご：真ん中から、２番目 / N~">
            <text:p>:PHOTO 記録 / 文書：コレポン / #*# / about=予約願い,with=山下歯科,content=~,other=前歯：上あご：真ん中から、２番目 / N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1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1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8">2023/04/08</text:date>, <text:time>22:1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08T22:12:41</dc:date>
    <dc:creator>iwabuchi ken</dc:creator>
    <meta:editing-duration>P55DT14H10M56S</meta:editing-duration>
    <meta:editing-cycles>18040</meta:editing-cycles>
    <meta:document-statistic meta:table-count="2" meta:cell-count="930" meta:object-count="0"/>
    <meta:user-defined meta:name="qrichtext">1</meta:user-defined>
  </office:meta>
</office:document-meta>
</file>